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4.3000001907349pt" style:font-size-asian="14.3000001907349pt" style:font-size-complex="14.300000190734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ues 2/7/2017 <text:s/><text:span text:style-name="T1">10.5 miles</text:span></text:p>
      <text:p text:style-name="P15">I walked and ran 10.5 miles on slightly hilly roads averaging about 11:50/mile. <text:s/>During the workout I walked 21 times with each walk about 0.15 miles long.</text:p>
      <text:p text:style-name="P15"/>
      <text:p text:style-name="P15">Thur 2/9/2017 <text:span text:style-name="T1">10 miles</text:span></text:p>
      <text:p text:style-name="P15">I ran on slightly hilly roads. <text:s/>It was windy and about 37 degrees. <text:s/>I wore 2 sweat shirts and sweat pants. </text:p>
      <text:p text:style-name="P15">I ran 8 miles in 1:14:40 or 9:20/mile. <text:s/></text:p>
      <text:p text:style-name="P15">Splits: 10:07, 9:46, 9:44, 9:43, 9:00, 8:51, 8:57, 8:32</text:p>
      <text:p text:style-name="P15">I felt a lot better after about 4 miles.</text:p>
      <text:p text:style-name="P15">rested 3 minutes </text:p>
      <text:p text:style-name="P15">I walked and ran 2 miles averaging about 12:00/mile. <text:s/>I walked about 0.16 miles at the beginning of each ½ mile.</text:p>
      <text:p text:style-name="P15"/>
      <text:p text:style-name="P14">Tues 2/14/2017 <text:span text:style-name="T1">10 miles</text:span></text:p>
      <text:p text:style-name="P14">I ran 9 miles on hilly roads in 1:29:59. <text:s/>I kept most miles very close to 10 minutes.</text:p>
      <text:p text:style-name="P15">I warmed down with a mile walk and run in 11:53. <text:s/>I walked 2 x 0.16 miles during the mile.</text:p>
      <text:p text:style-name="P15"/>
      <text:p text:style-name="P15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5">I warmed down by walking and running 1.5 miles at about 12:00/mile.</text:p>
      <text:p text:style-name="P15"/>
      <text:p text:style-name="P14">Tues 3/21/2017 <text:span text:style-name="T1">10.5 miles</text:span></text:p>
      <text:p text:style-name="P1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14">The first five miles averaged 9:27/mile and the second five averaged 8:45/mile.</text:p>
      <text:p text:style-name="P15">I rested 6 minutes and jogged ½ mile.</text:p>
      <text:p text:style-name="P15"/>
      <text:p text:style-name="P15"/>
      <text:p text:style-name="P16"><text:soft-page-break/><text:span text:style-name="T2">Sat 3/25/2017</text:span> <text:s/>15 miles</text:p>
      <text:p text:style-name="P14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15"/>
      <text:p text:style-name="P14"><text:span text:style-name="T6">Mon 5/15/2017 </text:span><text:span text:style-name="T7">10.5 miles</text:span></text:p>
      <text:p text:style-name="P17">I ran 10 miles on the high school track and averaged 9:26/mile.</text:p>
      <text:p text:style-name="P17">I ran wide on the curves so every 4 laps equaled 1 mile.</text:p>
      <text:p text:style-name="P17">The first 5 miles averaged 9:57/mile.</text:p>
      <text:p text:style-name="P17">Miles 6 through 8 averaged 9:11/mile. I ran these 3 miles with John Ziegler.</text:p>
      <text:p text:style-name="P17">Miles 9 and 10 were in 8:42 and 8:17.</text:p>
      <text:p text:style-name="P17">I warmed down with a ½ mile jog. </text:p>
      <text:p text:style-name="P20"/>
      <text:p text:style-name="P19"><text:span text:style-name="T2">Sat 5/20/2017</text:span> 11 miles</text:p>
      <text:p text:style-name="P17">On the Ernst Trail:</text:p>
      <text:p text:style-name="P17">I ran 1 mile and then I rested a few minutes.</text:p>
      <text:p text:style-name="P18">Then I ran and walked 10 miles with Jim Fitch and averaged 12:30/mile. <text:s/>We walked about as much as we ran.</text:p>
      <text:p text:style-name="P18"/>
      <text:p text:style-name="P17">Sat 6/3/2017 <text:span text:style-name="T1">10.5 miles</text:span></text:p>
      <text:p text:style-name="P17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7">First 5 mile splits: <text:s text:c="4"/>10:03, 9:41, 9:39, 9:30, 9:30</text:p>
      <text:p text:style-name="P17">Second 5 mile splits: <text:s text:c="2"/>9:37, 9:23, 8:56, 8:22, 8:04</text:p>
      <text:p text:style-name="P17">I warmed down with a ½ mile jog.</text:p>
      <text:p text:style-name="P18">In the afternoon Mary Jane and I kayaked for 2 hours down French Creek. <text:s/>It was great exercise and we both had fun.</text:p>
      <text:p text:style-name="P18"/>
      <text:p text:style-name="P17">Sun 7/09/2017 <text:span text:style-name="T1">11 miles</text:span></text:p>
      <text:p text:style-name="P17">I warmed up with 1.4 miles before I ran the Trail Blazer 15K on the Ernst Trail in Meadville. My GPS said the course was 9.36 miles, my time was 1:16:12 and I averaged</text:p>
      <text:p text:style-name="P17">8:08/mile. <text:s/>Mile Splits: 8:05, 8:05, 7:57, 8:11, 8:03, 8:22, 8:22, 8:19, 8:04, and 2:44 for the last 0.36 miles which corresponds to a pace of 7:38/mile. I warmed down with a ¼ mile jog.</text:p>
      <text:p text:style-name="P17"/>
      <text:p text:style-name="P17"><text:soft-page-break/>Sun 7/16/2017 <text:span text:style-name="T1">14.2 miles</text:span></text:p>
      <text:p text:style-name="P17">I ran the Presque Isle Half Marathon</text:p>
      <text:p text:style-name="P17">I warmed up with a mile at various paces. <text:s/>My GPS recorded the race distance as 13.21 miles, my time as 47:58 and my average pace as 8:10/mile.</text:p>
      <text:p text:style-name="P17">Splits: 8:08, 8:20, 8:19, 8:18, 8:13, 8:07, 8:09, 8:11, 8:10, 8:07,8:15, 8:07,7:59 and the last 0.21 miles in 1:35 which corresponds to a pace of 7:29/mi. The even pace running allowed me to have a good finish. </text:p>
      <text:p text:style-name="P17"/>
      <text:p text:style-name="P3">Tues 8/8/2017 <text:span text:style-name="T1">10.25 miles</text:span></text:p>
      <text:p text:style-name="P3">I ran ½ mile to the Allegheny Wise Center and rested a few minutes.</text:p>
      <text:p text:style-name="P3">Then I ran 1.5 miles on a treadmill at various paces and averaged 9:30/mile with some parts as fast as 7:30/mile. Then I rested about 7 minutes.</text:p>
      <text:p text:style-name="P3">I ran 10 x ½ mile with a ¼ mile jog before each run and a ¼ mile jog after the last run. The ¼ mile jogs were all about 3 minutes.</text:p>
      <text:p text:style-name="P3">The first 7 ½ miles were all in 4:00.</text:p>
      <text:p text:style-name="P3">The 8<text:span text:style-name="T3">th</text:span>, 9<text:span text:style-name="T3">th</text:span> and 10<text:span text:style-name="T3">th</text:span> ½ miles were in 3:57, 3:54 and 3:45.</text:p>
      <text:p text:style-name="P3">My pulse before I started running each ½ mile increased <text:s/>from 115 up to about 128 bpm.</text:p>
      <text:p text:style-name="P3">My pulse at the end of each ½ mile increased <text:s/>from 145 up to 164 bpm.</text:p>
      <text:p text:style-name="P3">I warmed down with a ½ mile jog home.</text:p>
      <text:p text:style-name="P3"/>
      <text:p text:style-name="P1"><text:span text:style-name="T2">Tues 8/15/2017 </text:span>18 miles </text:p>
      <text:p text:style-name="P3">I ran 3 times a 6 mile slightly hilly course with a 40 second stop at my house at the end of 6 miles and again at the end of 12 miles. <text:s/>The miles splits were:</text:p>
      <text:p text:style-name="P3">1<text:span text:style-name="T3">st</text:span> <text:s/>6 miles: <text:tab/>10:16, 9:38, 9:51, 9:46, 9:33, 9:15 <text:tab/>Average = <text:s/>9:43</text:p>
      <text:p text:style-name="P3">2<text:span text:style-name="T3">nd</text:span> 6 miles: <text:tab/>10:11, 9:52, 9:27, 9:19, 9:07, 8:55 <text:tab/>Average = <text:s/>9:28</text:p>
      <text:p text:style-name="P3">3<text:span text:style-name="T3">rd</text:span> 6 miles:<text:tab/><text:tab/>10:00, 9:50, 9:54, 10:07, 9:55, 9:27<text:tab/>Average = <text:s/>9:52</text:p>
      <text:p text:style-name="P3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3"/>
      <text:p text:style-name="P3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3"/>
      <text:p text:style-name="P3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3">Tues 8/29/2017 <text:s/><text:span text:style-name="T1">20.5 miles - a training run for the marathon</text:span></text:p>
      <text:p text:style-name="P3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3">1<text:span text:style-name="T3">st</text:span> <text:s/>6 miles: <text:tab/>10:35, 9:59, 9:57, 9:58, 9:47, 9:30 <text:tab/>Average = <text:s/>9:57</text:p>
      <text:p text:style-name="P3">2<text:span text:style-name="T3">nd</text:span> 6 miles: <text:tab/>10:37, 9:57, 9:57, 9:53, 9:45, 8:29 <text:tab/>Average = <text:s/>9:56</text:p>
      <text:p text:style-name="P3">3<text:span text:style-name="T3">rd</text:span> 6 miles:<text:tab/>10:27, 9:41, 9:33, 9:15, 8:57, 8:50<text:tab/>Average = <text:s/>9:27</text:p>
      <text:p text:style-name="P3">The last 2 miles:<text:tab/> <text:s/>8:59, 9:18<text:tab/><text:tab/></text:p>
      <text:p text:style-name="P3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3"><text:soft-page-break/>Sun 9/10/2017 <text:span text:style-name="T1">26.5 miles</text:span></text:p>
      <text:p text:style-name="P3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3">1<text:span text:style-name="T3">st</text:span> half time: <text:s/>2:03:15</text:p>
      <text:p text:style-name="P3">2<text:span text:style-name="T3">nd</text:span> half time: 2:05:18</text:p>
      <text:p text:style-name="P6">Chip time:<text:tab/> <text:s text:c="3"/>4:08:33 or 9:29/mi </text:p>
      <text:p text:style-name="P6"/>
      <text:p text:style-name="P3">Sat 9/23/2017 <text:span text:style-name="T1">21miles</text:span></text:p>
      <text:p text:style-name="P6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6"/>
      <text:p text:style-name="P3">Mon 10/2/2017 <text:span text:style-name="T1">12.4 miles</text:span></text:p>
      <text:p text:style-name="P3">I ran 8 miles and averaged 8:46/mile. <text:s/>The first mile was in 9:06 and the last in 8:17. Then I walked 0.4 miles. <text:s/>Later on in the day I walked twice for a total of about 4 miles. </text:p>
      <text:p text:style-name="P3"/>
      <text:p text:style-name="P3">Sun Oct 15, 2017 <text:span text:style-name="T1">26.2 miles </text:span></text:p>
      <text:p text:style-name="P3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Mon March 5, 2018 <text:span text:style-name="T1">10.75 miles</text:span> </text:p>
      <text:p text:style-name="P3">I ran on level walking and bike paths in Amsterdam. I warmed up with a 0.75 mile jog. <text:s/>Then I ran 10 miles in 1:37:04, averaging 9:42/mile. <text:s/>The first 5 miles I averaged 9:56/mile and the second 5 miles 9:28/mile.</text:p>
      <text:p text:style-name="P3"><text:soft-page-break/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Warmed down: ¼ mile jog.</text:p>
      <text:p text:style-name="P3"/>
      <text:p text:style-name="P3">Sat <text:s/>April 14,2018 <text:span text:style-name="T1">18 miles</text:span> </text:p>
      <text:p text:style-name="P3">I ran a slightly hilly 6 mile loop 3 times with a 1 minute rest after the 1<text:span text:style-name="T3">st</text:span> and 2<text:span text:style-name="T3">nd</text:span> loops,</text:p>
      <text:p text:style-name="P3">The average paces for the 3 loops were: 10:26, 10:26 and 9:47.</text:p>
      <text:p text:style-name="P3">45 minutes before running I had a 300 calorie breakfast and 8 ounces to drink.</text:p>
      <text:p text:style-name="P3">During the 2<text:span text:style-name="T3">nd</text:span> and 3<text:span text:style-name="T3">rd</text:span> loops I drank 40 ounces of Gatorade (260 calories) and 2 Salt Sticks.</text:p>
      <text:p text:style-name="P3"/>
      <text:p text:style-name="P3">Mon May 14, 2018 <text:span text:style-name="T1">20 miles</text:span></text:p>
      <text:p text:style-name="P3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3">Average pace for each 5 miles: 11:18, 11:18, 11:00, 9:54</text:p>
      <text:p text:style-name="P3">Average pace for the 20 miles of running: 10:53</text:p>
      <text:p text:style-name="P3">I ate about 450 calories for breakfast about 40 minutes before running and drank 48 ounces of Gatorade (320 calories) while running. <text:s/>The total of 770 calories is what I need for a 3.75 hour workout. </text:p>
      <text:p text:style-name="P3">This will be my last long run before the Green Jewel 50K in 19 days.</text:p>
      <text:p text:style-name="P3"/>
      <text:p text:style-name="P3">Sat June 2, 2018 <text:span text:style-name="T1">31.5 miles</text:span></text:p>
      <text:p text:style-name="P7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4">Mary Jane drove the course on a park road to meet me at the aid stations and give me food and support.</text:span></text:p>
      <text:p text:style-name="P10"/>
      <text:p text:style-name="P10">The next page contains the details about my nourishment for the Green Jewel 50K, the planned approximate schedule for times I would be reaching each aid station and what Mary Jane would be giving me at the stations.</text:p>
      <text:p text:style-name="P11"/>
      <text:p text:style-name="P11"/>
      <text:p text:style-name="P11"/>
      <text:p text:style-name="P11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8">I am carrying 5 gels and 5 salt sticks</text:p>
      <text:p text:style-name="P9"/>
      <text:p text:style-name="P3"/>
      <text:p text:style-name="P4"><text:soft-page-break/>Sun July 15, 2018 <text:span text:style-name="T1">14.5 miles</text:span></text:p>
      <text:p text:style-name="P4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4">Splits: 8:17, 8:15, 8:16, 8:17, 8:16, 8:23, 8:21, 8:17, 8:37, 8:28, 8:16, 8:24, 8:34</text:p>
      <text:p text:style-name="P4">The last 0.21 mile was at 8:06/mile pace.</text:p>
      <text:p text:style-name="P4"/>
      <text:p text:style-name="P4">Sat July 28, 2018 <text:span text:style-name="T1">16.3 miles</text:span> <text:s/></text:p>
      <text:p text:style-name="P4">Run: 2 x 5 miles and 1 x 6 miles on a slightly hilly loop</text:p>
      <text:p text:style-name="P4">After each of the 5 mile loops I rested for 1:15 while I ate a gel and drank water.</text:p>
      <text:p text:style-name="P4">It was a relatively cool day and I only drank a total of 16 ounces. <text:s/>I should have had more than twice this but surprisingly I did not feel the effects of dehydration.</text:p>
      <text:p text:style-name="P4">Paces on each of the loops: 9:25, 9:21, 9:00/mile </text:p>
      <text:p text:style-name="P4">The last 2 miles were in 8:41 and 8:19.</text:p>
      <text:p text:style-name="P4">Warm down: 0.3 mile jog</text:p>
      <text:p text:style-name="P4"/>
      <text:p text:style-name="P5">Sat Sept 1, 2018 <text:span text:style-name="T1">14.5 miles</text:span></text:p>
      <text:p text:style-name="P5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4">Splits: 8:26, 8:24, 8:27, 8:27, 8:23 8:20, 8:05, 8:34, 8:05, 8:32, 8:20, 8:26, 8:33</text:p>
      <text:p text:style-name="P4">The last 0.22 miles were at 7:44/mile pace.</text:p>
      <text:p text:style-name="P4"/>
      <text:p text:style-name="P5">Mon Sept 3, 2018 <text:span text:style-name="T1">10 miles</text:span> <text:s/></text:p>
      <text:p text:style-name="P5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5"/>
      <text:p text:style-name="P2"><text:span text:style-name="T2">Sat Sept 8, 2018</text:span> 10.15 miles <text:s/></text:p>
      <text:p text:style-name="P5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3"/>
      <text:p text:style-name="P3"/>
      <text:p text:style-name="P3"/>
      <text:p text:style-name="P21"><text:soft-page-break/>Mon Sept 17, 2018 <text:span text:style-name="T1">25 miles </text:span>- <text:span text:style-name="T1">A long run in preparation for the Can 50 Mile Run.</text:span></text:p>
      <text:p text:style-name="P13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3">The total time including the 8 minutes while I was stopped was 4:56:20. </text:p>
      <text:p text:style-name="P13">The times and average paces for each of the 5 mile loops were: <text:span text:style-name="T8">55:53 (11:11/mile), 58:31 (11:42/mile), 59:32 (11:54/mile), 59:18 (11:52/mile), and 54:35 (10:55/mile)</text:span></text:p>
      <text:p text:style-name="P12">I had 580 calories for breakfast and ate 6 gels for a total of 1180 calories.</text:p>
      <text:p text:style-name="P12"><text:s text:c="7"/>The formula I use to calculate the number of required calories gives:</text:p>
      <text:p text:style-name="P12"><text:s text:c="7"/>calories = 300*(H-1.3) = 300*3.7 = 1110, were H= 5 the number of <text:s/>hours I ran. </text:p>
      <text:p text:style-name="P12"><text:s text:c="7"/>So I had enough calories.</text:p>
      <text:p text:style-name="P12">I also had 3 Salt Sticks and drank 80 ounces of water. <text:s text:c="2"/></text:p>
      <text:p text:style-name="P22"><text:s text:c="7"/>That is 3.2 ounces per mile which apparently was okay because I only lost a pound <text:s text:c="17"/><text:tab/>while running. <text:s/>The temperature felt cool for half the run and rose to 71 degre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8-09-17T14:33:04.86</dc:date>
    <dc:creator>James  Lombardi</dc:creator>
    <meta:editing-duration>PT1H24M2S</meta:editing-duration>
    <meta:editing-cycles>32</meta:editing-cycles>
    <meta:document-statistic meta:table-count="0" meta:image-count="0" meta:object-count="0" meta:page-count="9" meta:paragraph-count="169" meta:word-count="3343" meta:character-count="17044"/>
  </office:meta>
</office:document-meta>
</file>